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0000001E0A7788EE1BACB336B.png" manifest:media-type="image/png"/>
  <manifest:file-entry manifest:full-path="Pictures/10000000000002B900000400BFAC2C8B7EBF093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erbury" svg:font-family="Canterbury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294cm, 0.428cm, 0.209cm, 1.517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41cm" fo:min-width="11.796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15cm, 4.152cm, 0cm, 0.003cm)" draw:image-opacity="100%" style:mirror="none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21.34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Canterbury" fo:font-size="90pt" style:font-size-asian="90pt" style:font-size-complex="90pt"/>
    </style:style>
    <style:style style:name="P4" style:family="paragraph">
      <loext:graphic-properties draw:fill="solid" draw:fill-color="#ffffff"/>
      <style:text-properties fo:font-size="112pt" style:font-size-asian="112pt" style:font-size-complex="112pt"/>
    </style:style>
    <style:style style:name="T1" style:family="text">
      <style:text-properties style:font-name="Canterbury" fo:font-size="90pt" style:font-size-asian="90pt" style:font-size-complex="90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112pt" style:font-size-asian="112pt" style:font-size-complex="1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963cm" svg:height="20.218cm" svg:x="1cm" svg:y="0.372cm">
          <draw:image xlink:href="Pictures/10000000000002B900000400BFAC2C8B7EBF0933.jpg" xlink:type="simple" xlink:show="embed" xlink:actuate="onLoad">
            <text:p/>
          </draw:image>
        </draw:frame>
        <draw:frame draw:style-name="gr2" draw:text-style-name="P3" draw:layer="layout" svg:width="12.296cm" svg:height="8.291cm" svg:x="14.575cm" svg:y="6.267cm">
          <draw:text-box>
            <text:p text:style-name="P2"><text:span text:style-name="T1">The Acme</text:span></text:p>
            <text:p text:style-name="P2"><text:span text:style-name="T1">Traffic</text:span></text:p>
            <text:p text:style-name="P2"><text:span text:style-name="T1">Signal</text:span></text:p>
          </draw:text-box>
        </draw:frame>
      </draw:page>
      <draw:page draw:name="page2" draw:style-name="dp1" draw:master-page-name="Default">
        <draw:frame draw:style-name="gr3" draw:text-style-name="P2" draw:layer="layout" svg:width="24.367cm" svg:height="20.53cm" svg:x="3.03cm" svg:y="0.317cm">
          <draw:image xlink:href="Pictures/10000201000002D0000001E0A7788EE1BACB336B.png" xlink:type="simple" xlink:show="embed" xlink:actuate="onLoad">
            <text:p/>
          </draw:image>
        </draw:frame>
        <draw:frame draw:style-name="gr4" draw:text-style-name="P4" draw:layer="layout" svg:width="11.919cm" svg:height="21.59cm" svg:x="0.639cm" svg:y="0cm">
          <draw:text-box>
            <text:p><text:span text:style-name="T2"/></text:p>
            <text:p><text:span text:style-name="T3">Pus</text:span><text:span text:style-name="T3">h</text:span></text:p>
            <text:p><text:span text:style-name="T3">Butt</text:span><text:span text:style-name="T3">on</text:span></text:p>
            <text:p><text:span text:style-name="T3">For</text:span></text:p>
            <text:p><text:span text:style-name="T3">De</text:span><text:span text:style-name="T3">m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erbury" svg:font-family="Canterbury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yellow_20_to_20_orange" draw:display-name="yellow to orange" draw:style="linear" draw:start-color="#ffff99" draw:end-color="#ff950e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gradient" draw:fill-gradient-name="yellow_20_to_20_orang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1T18:38:33.402125823</meta:creation-date>
    <dc:date>2016-08-30T18:25:10.548730532</dc:date>
    <meta:editing-duration>PT9M52S</meta:editing-duration>
    <meta:editing-cycles>2</meta:editing-cycles>
    <meta:generator>LibreOffice/5.1.4.2$Linux_X86_64 LibreOffice_project/10m0$Build-2</meta:generator>
    <meta:document-statistic meta:object-count="4"/>
  </office:meta>
</office:document-meta>
</file>